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cm 0.004cm 0.002cm" fo:padding="0.074cm" fo:border-left="none" fo:border-right="none" fo:border-top="none" fo:border-bottom="0.14pt double #000000" style:join-border="false"/>
    </style:style>
    <style:style style:name="P2" style:family="paragraph" style:parent-style-name="Standard">
      <style:text-properties fo:font-variant="normal" fo:text-transform="none" fo:color="#4b4b4b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4"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6"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8"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0"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1"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7"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40"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P16" style:family="paragraph" style:parent-style-name="Standard" style:list-style-name="L5">
      <style:text-properties fo:font-weight="normal" style:font-weight-asian="normal" style:font-weight-complex="normal"/>
    </style:style>
    <style:style style:name="P17" style:family="paragraph" style:parent-style-name="Standard" style:list-style-name="L7">
      <style:text-properties fo:font-weight="normal" style:font-weight-asian="normal" style:font-weight-complex="normal"/>
    </style:style>
    <style:style style:name="P18" style:family="paragraph" style:parent-style-name="Standard" style:list-style-name="L8">
      <style:text-properties fo:font-weight="normal" style:font-weight-asian="normal" style:font-weight-complex="normal"/>
    </style:style>
    <style:style style:name="P19" style:family="paragraph" style:parent-style-name="Standard" style:list-style-name="L9">
      <style:text-properties fo:font-weight="normal" style:font-weight-asian="normal" style:font-weight-complex="normal"/>
    </style:style>
    <style:style style:name="P20" style:family="paragraph" style:parent-style-name="Standard" style:list-style-name="L10">
      <style:text-properties fo:font-weight="normal" style:font-weight-asian="normal" style:font-weight-complex="normal"/>
    </style:style>
    <style:style style:name="P21" style:family="paragraph" style:parent-style-name="Standard" style:list-style-name="L11">
      <style:text-properties fo:font-weight="normal" style:font-weight-asian="normal" style:font-weight-complex="normal"/>
    </style:style>
    <style:style style:name="P22" style:family="paragraph" style:parent-style-name="Standard" style:list-style-name="L12">
      <style:text-properties fo:font-weight="normal" style:font-weight-asian="normal" style:font-weight-complex="normal"/>
    </style:style>
    <style:style style:name="P23" style:family="paragraph" style:parent-style-name="Standard" style:list-style-name="L13">
      <style:text-properties fo:font-weight="normal" style:font-weight-asian="normal" style:font-weight-complex="normal"/>
    </style:style>
    <style:style style:name="P24" style:family="paragraph" style:parent-style-name="Standard" style:list-style-name="L14">
      <style:text-properties fo:font-weight="normal" style:font-weight-asian="normal" style:font-weight-complex="normal"/>
    </style:style>
    <style:style style:name="P25" style:family="paragraph" style:parent-style-name="Standard" style:list-style-name="L15">
      <style:text-properties fo:font-weight="normal" style:font-weight-asian="normal" style:font-weight-complex="normal"/>
    </style:style>
    <style:style style:name="P26" style:family="paragraph" style:parent-style-name="Standard" style:list-style-name="L16">
      <style:text-properties fo:font-weight="normal" style:font-weight-asian="normal" style:font-weight-complex="normal"/>
    </style:style>
    <style:style style:name="P27" style:family="paragraph" style:parent-style-name="Standard" style:list-style-name="L17">
      <style:text-properties fo:font-weight="normal" style:font-weight-asian="normal" style:font-weight-complex="normal"/>
    </style:style>
    <style:style style:name="P28" style:family="paragraph" style:parent-style-name="Standard" style:list-style-name="L18">
      <style:text-properties fo:font-weight="normal" style:font-weight-asian="normal" style:font-weight-complex="normal"/>
    </style:style>
    <style:style style:name="P29" style:family="paragraph" style:parent-style-name="Standard" style:list-style-name="L19">
      <style:text-properties fo:font-weight="normal" style:font-weight-asian="normal" style:font-weight-complex="normal"/>
    </style:style>
    <style:style style:name="P30" style:family="paragraph" style:parent-style-name="Standard" style:list-style-name="L20">
      <style:text-properties fo:font-weight="normal" style:font-weight-asian="normal" style:font-weight-complex="normal"/>
    </style:style>
    <style:style style:name="P31" style:family="paragraph" style:parent-style-name="Standard" style:list-style-name="L21">
      <style:text-properties fo:font-weight="normal" style:font-weight-asian="normal" style:font-weight-complex="normal"/>
    </style:style>
    <style:style style:name="P32" style:family="paragraph" style:parent-style-name="Standard" style:list-style-name="L23">
      <style:text-properties fo:font-weight="normal" style:font-weight-asian="normal" style:font-weight-complex="normal"/>
    </style:style>
    <style:style style:name="P33" style:family="paragraph" style:parent-style-name="Standard" style:list-style-name="L24">
      <style:text-properties fo:font-weight="normal" style:font-weight-asian="normal" style:font-weight-complex="normal"/>
    </style:style>
    <style:style style:name="P34" style:family="paragraph" style:parent-style-name="Standard" style:list-style-name="L25">
      <style:text-properties fo:font-weight="normal" style:font-weight-asian="normal" style:font-weight-complex="normal"/>
    </style:style>
    <style:style style:name="P35" style:family="paragraph" style:parent-style-name="Standard" style:list-style-name="L26">
      <style:text-properties fo:font-weight="normal" style:font-weight-asian="normal" style:font-weight-complex="normal"/>
    </style:style>
    <style:style style:name="P36" style:family="paragraph" style:parent-style-name="Standard" style:list-style-name="L27">
      <style:text-properties fo:font-weight="normal" style:font-weight-asian="normal" style:font-weight-complex="normal"/>
    </style:style>
    <style:style style:name="P37" style:family="paragraph" style:parent-style-name="Standard" style:list-style-name="L28">
      <style:text-properties fo:font-weight="normal" style:font-weight-asian="normal" style:font-weight-complex="normal"/>
    </style:style>
    <style:style style:name="P38" style:family="paragraph" style:parent-style-name="Standard" style:list-style-name="L29">
      <style:text-properties fo:font-weight="normal" style:font-weight-asian="normal" style:font-weight-complex="normal"/>
    </style:style>
    <style:style style:name="P39" style:family="paragraph" style:parent-style-name="Standard" style:list-style-name="L30">
      <style:text-properties fo:font-weight="normal" style:font-weight-asian="normal" style:font-weight-complex="normal"/>
    </style:style>
    <style:style style:name="P40" style:family="paragraph" style:parent-style-name="Standard" style:list-style-name="L31">
      <style:text-properties fo:font-weight="normal" style:font-weight-asian="normal" style:font-weight-complex="normal"/>
    </style:style>
    <style:style style:name="P41" style:family="paragraph" style:parent-style-name="Standard" style:list-style-name="L32">
      <style:text-properties fo:font-weight="normal" style:font-weight-asian="normal" style:font-weight-complex="normal"/>
    </style:style>
    <style:style style:name="P42" style:family="paragraph" style:parent-style-name="Standard" style:list-style-name="L33">
      <style:text-properties fo:font-weight="normal" style:font-weight-asian="normal" style:font-weight-complex="normal"/>
    </style:style>
    <style:style style:name="P43" style:family="paragraph" style:parent-style-name="Standard" style:list-style-name="L34">
      <style:text-properties fo:font-weight="normal" style:font-weight-asian="normal" style:font-weight-complex="normal"/>
    </style:style>
    <style:style style:name="P44" style:family="paragraph" style:parent-style-name="Standard" style:list-style-name="L35">
      <style:text-properties fo:font-weight="normal" style:font-weight-asian="normal" style:font-weight-complex="normal"/>
    </style:style>
    <style:style style:name="P45" style:family="paragraph" style:parent-style-name="Standard" style:list-style-name="L37">
      <style:text-properties fo:font-weight="normal" style:font-weight-asian="normal" style:font-weight-complex="normal"/>
    </style:style>
    <style:style style:name="P46" style:family="paragraph" style:parent-style-name="Standard" style:list-style-name="L38">
      <style:text-properties fo:font-weight="normal" style:font-weight-asian="normal" style:font-weight-complex="normal"/>
    </style:style>
    <style:style style:name="P47" style:family="paragraph" style:parent-style-name="Standard" style:list-style-name="L39">
      <style:text-properties fo:font-weight="normal" style:font-weight-asian="normal" style:font-weight-complex="normal"/>
    </style:style>
    <style:style style:name="P48" style:family="paragraph" style:parent-style-name="Standard" style:list-style-name="L40">
      <style:text-properties fo:font-weight="normal" style:font-weight-asian="normal" style:font-weight-complex="normal"/>
    </style:style>
    <style:style style:name="P49" style:family="paragraph" style:parent-style-name="Standard" style:list-style-name="L41">
      <style:text-properties fo:font-weight="normal" style:font-weight-asian="normal" style:font-weight-complex="normal"/>
    </style:style>
    <style:style style:name="P50" style:family="paragraph" style:parent-style-name="Standard" style:list-style-name="L42">
      <style:text-properties fo:font-weight="normal" style:font-weight-asian="normal" style:font-weight-complex="normal"/>
    </style:style>
    <style:style style:name="P51" style:family="paragraph" style:parent-style-name="Standard" style:list-style-name="L3"/>
    <style:style style:name="P52" style:family="paragraph" style:parent-style-name="Standard" style:list-style-name="L4"/>
    <style:style style:name="P53" style:family="paragraph" style:parent-style-name="Standard" style:list-style-name="L22"/>
    <style:style style:name="P54" style:family="paragraph" style:parent-style-name="Standard" style:list-style-name="L36"/>
    <style:style style:name="P55" style:family="paragraph" style:parent-style-name="Standard" style:list-style-name="L40"/>
    <style:style style:name="P56" style:family="paragraph" style:parent-style-name="Standard">
      <style:paragraph-properties style:border-line-width-bottom="0cm 0.004cm 0.002cm" fo:padding="0.074cm" fo:border-left="none" fo:border-right="none" fo:border-top="none" fo:border-bottom="0.14pt double #000000" style:join-border="false"/>
      <style:text-properties fo:font-variant="normal" fo:text-transform="none" fo:color="#4b4b4b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57" style:family="paragraph" style:parent-style-name="Standard">
      <style:paragraph-properties style:border-line-width-bottom="0cm 0.004cm 0.002cm" fo:padding="0.074cm" fo:border-left="none" fo:border-right="none" fo:border-top="none" fo:border-bottom="0.14pt double #000000" style:join-border="false"/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style:border-line-width-bottom="0cm 0.004cm 0.002cm" fo:padding="0.074cm" fo:border-left="none" fo:border-right="none" fo:border-top="none" fo:border-bottom="0.14pt double #000000" style:join-border="false"/>
    </style:style>
    <style:style style:name="P59" style:family="paragraph" style:parent-style-name="Standard">
      <style:paragraph-properties style:border-line-width-bottom="0cm 0.004cm 0.002cm" fo:padding="0.074cm" fo:border-left="none" fo:border-right="none" fo:border-top="none" fo:border-bottom="0.14pt double #000000" style:join-border="false"/>
      <style:text-properties fo:font-weight="bold" style:font-weight-asian="bold" style:font-weight-complex="bold"/>
    </style:style>
    <style:style style:name="P60" style:family="paragraph" style:parent-style-name="Standard">
      <style:paragraph-properties style:border-line-width-bottom="0cm 0.004cm 0.002cm" fo:padding="0.074cm" fo:border-left="none" fo:border-right="none" fo:border-top="none" fo:border-bottom="0.14pt double #000000" style:join-border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4b4b4b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b4b4b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4b4b4b" style:font-name="Times New Roman" fo:font-size="12pt" fo:letter-spacing="normal" fo:font-style="normal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) <text:span text:style-name="T2">As a user, I want to sort comments by proximity to me.</text:span></text:p>
      <text:p text:style-name="Standard"><text:span text:style-name="T2"/></text:p>
      <text:p text:style-name="Standard"><text:span text:style-name="T2">Use Case Name: </text:span><text:span text:style-name="T1">SortByProximity</text:span></text:p>
      <text:p text:style-name="Standard"><text:span text:style-name="T2">Participation actors: </text:span><text:span text:style-name="T1">User</text:span></text:p>
      <text:p text:style-name="Standard"><text:span text:style-name="T2">Goal: </text:span><text:span text:style-name="T1">Sort comment by proximity to the user location</text:span></text:p>
      <text:p text:style-name="Standard"><text:span text:style-name="T2">Trigger: <text:s/></text:span><text:span text:style-name="T1">User chooses to view comments closest to him/her</text:span></text:p>
      <text:p text:style-name="Standard"><text:span text:style-name="T2">Precondition: </text:span><text:span text:style-name="T1">GPS is available to the user on their device</text:span></text:p>
      <text:p text:style-name="P1"><text:span text:style-name="T2">PostCondition: </text:span><text:span text:style-name="T1">On success, the comments are sorted by proximity and displayed to the user</text:span></text:p>
      <text:p text:style-name="P2">Basic Flow:</text:p>
      <text:list xml:id="list1807614400" text:style-name="L2">
        <text:list-header>
          <text:p text:style-name="P13"><text:span text:style-name="T1"/></text:p>
        </text:list-header>
        <text:list-item>
          <text:p text:style-name="P13"><text:span text:style-name="T1">User decides to view comments posted by those closest to him</text:span></text:p>
        </text:list-item>
        <text:list-item>
          <text:p text:style-name="P13"><text:span text:style-name="T1">User press button for sort comments closest by the user</text:span></text:p>
        </text:list-item>
        <text:list-item>
          <text:p text:style-name="P13"><text:span text:style-name="T1">System return a list of comments sorted by their proximity to user</text:span></text:p>
        </text:list-item>
      </text:list>
      <text:p text:style-name="P56"/>
      <text:p text:style-name="P2">Exceptions</text:p>
      <text:p text:style-name="P2"/>
      <text:p text:style-name="P2"><text:s text:c="5"/><text:span text:style-name="T4">3</text:span>. <text:span text:style-name="T4">User does not have access to internet</text:span></text:p>
      <text:p text:style-name="P2"><text:span text:style-name="T4"><text:s text:c="5"/>3.1 Go back to main menu</text:span></text:p>
      <text:p text:style-name="P56"/>
      <text:p text:style-name="P2">Tests</text:p>
      <text:list xml:id="list273672544" text:style-name="L1">
        <text:list-header>
          <text:p text:style-name="P12"><text:span text:style-name="T1"/></text:p>
        </text:list-header>
        <text:list-item>
          <text:p text:style-name="P12"><text:span text:style-name="T1">Is the GPS on?</text:span></text:p>
        </text:list-item>
        <text:list-item>
          <text:p text:style-name="P12"><text:span text:style-name="T1">Is the users GPS location correctly interpreted?</text:span></text:p>
        </text:list-item>
        <text:list-item>
          <text:p text:style-name="P12"><text:span text:style-name="T1">Are the comments sorted by how close they are to the user?</text:span></text:p>
        </text:list-item>
        <text:list-item>
          <text:p text:style-name="P12"><text:span text:style-name="T1">Can the comments be read? Is the font readable?</text:span></text:p>
        </text:list-item>
        <text:list-item>
          <text:p text:style-name="P12"><text:span text:style-name="T1">Are all the available comments displayed?</text:span></text:p>
        </text:list-item>
        <text:list-item>
          <text:p text:style-name="P12"><text:span text:style-name="T1">Is there a clear space/newline between two comments?</text:span></text:p>
        </text:list-item>
      </text:list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2)</text:span><text:span text:style-name="T2">As a user, I want to sort comments by proximity to another location.</text:span></text:p>
      <text:p text:style-name="Standard"><text:span text:style-name="T2"/></text:p>
      <text:p text:style-name="Standard"><text:span text:style-name="T2">Use Case Name: </text:span><text:span text:style-name="T1">SortProximityByOtherLocation</text:span></text:p>
      <text:p text:style-name="Standard"><text:span text:style-name="T2">Participation actors: </text:span><text:span text:style-name="T1">User</text:span></text:p>
      <text:p text:style-name="Standard"><text:span text:style-name="T2">Goal: </text:span><text:span text:style-name="T1">Sort comment by proximity </text:span><text:span text:style-name="T1">by a location chosen by the user</text:span></text:p>
      <text:p text:style-name="Standard"><text:span text:style-name="T2">Trigger: </text:span><text:span text:style-name="T1">User chooses to view comments close to any location</text:span></text:p>
      <text:p text:style-name="Standard"><text:span text:style-name="T2">Precondition: </text:span><text:span text:style-name="T1">GPS is available to the user on their device</text:span></text:p>
      <text:p text:style-name="P1"><text:span text:style-name="T2">PostCondition: </text:span><text:span text:style-name="T1">On success, the comments are sorted by proximity </text:span><text:span text:style-name="T1">of the location selected by the user</text:span></text:p>
      <text:p text:style-name="P2">Basic Flow:</text:p>
      <text:list xml:id="list28649496" text:style-name="L3">
        <text:list-header>
          <text:p text:style-name="P51"><text:span text:style-name="T1"/></text:p>
        </text:list-header>
        <text:list-item>
          <text:p text:style-name="P51"><text:span text:style-name="T1">User decides to view comments posted close to another location</text:span></text:p>
        </text:list-item>
        <text:list-item>
          <text:p text:style-name="P51"><text:span text:style-name="T1">User press button for sort comments nearby the location selected by the user</text:span></text:p>
        </text:list-item>
        <text:list-item>
          <text:p text:style-name="P51"><text:span text:style-name="T1">User enters a location he would like the comments arranged by</text:span></text:p>
        </text:list-item>
        <text:list-item>
          <text:p text:style-name="P15"><text:span text:style-name="T3">System return a list of sort comment nearby the location selected by the user.</text:span></text:p>
        </text:list-item>
      </text:list>
      <text:p text:style-name="P56"/>
      <text:p text:style-name="P2">Exceptions</text:p>
      <text:p text:style-name="P2"/>
      <text:p text:style-name="P2"><text:soft-page-break/><text:s text:c="5"/><text:span text:style-name="T4">3. Location is not found</text:span></text:p>
      <text:p text:style-name="P2"><text:span text:style-name="T4"><text:s text:c="5"/>3.1 Returns to 2</text:span></text:p>
      <text:p text:style-name="P2"><text:span text:style-name="T4"><text:s text:c="5"/>3. User does not have access to internet</text:span></text:p>
      <text:p text:style-name="P2"><text:span text:style-name="T4"><text:s text:c="5"/>3.1 Go back to main menu</text:span></text:p>
      <text:p text:style-name="P56"/>
      <text:p text:style-name="P2">Tests</text:p>
      <text:p text:style-name="P2"/>
      <text:list xml:id="list2032855227" text:style-name="L4">
        <text:list-item>
          <text:p text:style-name="P4">Is the GPS on?</text:p>
        </text:list-item>
        <text:list-item>
          <text:p text:style-name="P4">Is the users GPS location correctly interpreted?</text:p>
        </text:list-item>
        <text:list-item>
          <text:p text:style-name="P4">Are all the comments close to location selected?</text:p>
        </text:list-item>
        <text:list-item>
          <text:p text:style-name="P4">Are the comments sorted by closest to the location selected being at the top?</text:p>
        </text:list-item>
        <text:list-item>
          <text:p text:style-name="P52"><text:span text:style-name="T1">Can the comments be read? Is the font readable?</text:span></text:p>
        </text:list-item>
        <text:list-item>
          <text:p text:style-name="P4">Are all the available comments displayed?</text:p>
        </text:list-item>
        <text:list-item>
          <text:p text:style-name="P4">Is there a clear space/newline between two comments?</text:p>
        </text:list-item>
      </text:list>
      <text:p text:style-name="P56"/>
      <text:p text:style-name="P56"/>
      <text:p text:style-name="P56"/>
      <text:p text:style-name="P56">3.)As a user, I want to make new top-level comments (comments with no parents).</text:p>
      <text:p text:style-name="Standard"><text:span text:style-name="T2">Use Case Name: </text:span><text:span text:style-name="T1">CreateNewTopComment</text:span></text:p>
      <text:p text:style-name="Standard"><text:span text:style-name="T2">Participation actors: </text:span><text:span text:style-name="T1"><text:s/>User</text:span></text:p>
      <text:p text:style-name="Standard"><text:span text:style-name="T2">Goal: </text:span><text:span text:style-name="T1">Create a new top-level comment.</text:span></text:p>
      <text:p text:style-name="Standard"><text:span text:style-name="T2">Trigger:</text:span><text:span text:style-name="T1"> User decides to make a top-level comment</text:span></text:p>
      <text:p text:style-name="Standard"><text:span text:style-name="T2">Precondition: </text:span><text:span text:style-name="T1">User has a comment in mind</text:span></text:p>
      <text:p text:style-name="P1"><text:span text:style-name="T2">PostCondition: </text:span><text:span text:style-name="T1">Comment posted and readers can read the new top level comment.</text:span></text:p>
      <text:p text:style-name="P2">Basic Flow:</text:p>
      <text:p text:style-name="P14"><text:span text:style-name="T3"/></text:p>
      <text:list xml:id="list218593189" text:style-name="L5">
        <text:list-item>
          <text:p text:style-name="P16"><text:span text:style-name="T3">User press the option to create a new comment</text:span></text:p>
        </text:list-item>
        <text:list-item>
          <text:p text:style-name="P16"><text:span text:style-name="T3">System display a screen with option to the user to create a new comment</text:span></text:p>
        </text:list-item>
        <text:list-item>
          <text:p text:style-name="P5">User enters in a comment</text:p>
        </text:list-item>
        <text:list-item>
          <text:p text:style-name="P5">Comment is displayed in the app with username and GPS location underneath it</text:p>
        </text:list-item>
      </text:list>
      <text:p text:style-name="P57"/>
      <text:p text:style-name="P2">Exceptions</text:p>
      <text:p text:style-name="P2"/>
      <text:p text:style-name="P2"><text:s text:c="5"/>4<text:span text:style-name="T4">. User doesn't have access to internet</text:span></text:p>
      <text:p text:style-name="P2"><text:span text:style-name="T4"><text:s text:c="5"/>4.1 Go back to main menu</text:span></text:p>
      <text:p text:style-name="P56"/>
      <text:p text:style-name="P2">Tests</text:p>
      <text:p text:style-name="P2"/>
      <text:list xml:id="list1778223692" text:style-name="L6">
        <text:list-item>
          <text:p text:style-name="P6">Is the comment posted?</text:p>
        </text:list-item>
        <text:list-item>
          <text:p text:style-name="P6">Is the GPS on?</text:p>
        </text:list-item>
        <text:list-item>
          <text:p text:style-name="P6">Is the users GPS position correctly interpreted?</text:p>
        </text:list-item>
        <text:list-item>
          <text:p text:style-name="P6">Is the comment displayed as the user typed it? Can the comments be read? Is the font readable?</text:p>
        </text:list-item>
        <text:list-item>
          <text:p text:style-name="P6">Is the username printed below comment equal to the username of the poster?</text:p>
        </text:list-item>
        <text:list-item>
          <text:p text:style-name="P6">Is there a GPS location printed below the comment?</text:p>
        </text:list-item>
        <text:list-item>
          <text:p text:style-name="P6">Is the GPS location the same as the one the user wants displayed?</text:p>
        </text:list-item>
        <text:list-item>
          <text:p text:style-name="P6">Is there a clear space/newline between two comments?</text:p>
        </text:list-item>
      </text:list>
      <text:p text:style-name="P2"><text:soft-page-break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4.)</text:span><text:span text:style-name="T2">As a user, I want to browse top-level comments.</text:span></text:p>
      <text:p text:style-name="Standard"><text:span text:style-name="T2">Use Case Name: </text:span><text:span text:style-name="T1">ShowParentComments</text:span></text:p>
      <text:p text:style-name="Standard"><text:span text:style-name="T2">Participation actors: </text:span><text:span text:style-name="T1"><text:s/></text:span><text:span text:style-name="T1">User</text:span></text:p>
      <text:p text:style-name="Standard"><text:span text:style-name="T2">Goal: </text:span><text:span text:style-name="T1">List of Top level comments only</text:span></text:p>
      <text:p text:style-name="Standard"><text:span text:style-name="T2">Trigger: </text:span><text:span text:style-name="T1">User chooses option to show all the top level comments on the system</text:span></text:p>
      <text:p text:style-name="Standard"><text:span text:style-name="T2">Precondition: </text:span><text:span text:style-name="T1">There is at least one top level comment</text:span></text:p>
      <text:p text:style-name="P1"><text:span text:style-name="T2">PostCondition:</text:span><text:span text:style-name="T1"> On success, display list of top level comment</text:span></text:p>
      <text:p text:style-name="P2">Basic Flow:</text:p>
      <text:p text:style-name="P14"><text:span text:style-name="T3"/></text:p>
      <text:list xml:id="list2054859389" text:style-name="L7">
        <text:list-item>
          <text:p text:style-name="P17"><text:span text:style-name="T3">User press button to show all top level comments</text:span></text:p>
        </text:list-item>
        <text:list-item>
          <text:p text:style-name="P17"><text:span text:style-name="T3">System displays a screen with all level comments in the system.</text:span></text:p>
        </text:list-item>
        <text:list-item>
          <text:p text:style-name="P17"><text:span text:style-name="T3">User is able to see the all top – level comments</text:span></text:p>
        </text:list-item>
      </text:list>
      <text:p text:style-name="P56"/>
      <text:p text:style-name="P2">Exceptions</text:p>
      <text:p text:style-name="P2"/>
      <text:p text:style-name="P2"><text:s text:c="5"/><text:span text:style-name="T4">2. There is no internet connection</text:span></text:p>
      <text:p text:style-name="P2"><text:span text:style-name="T4"><text:s text:c="5"/>2.1 Return to main menu</text:span></text:p>
      <text:p text:style-name="P56"/>
      <text:p text:style-name="P2">Tests</text:p>
      <text:p text:style-name="P2"/>
      <text:list xml:id="list494631124" text:style-name="L8">
        <text:list-item>
          <text:p text:style-name="P18"><text:span text:style-name="T3">Is the top level comment showing?</text:span></text:p>
        </text:list-item>
        <text:list-item>
          <text:p text:style-name="P18"><text:span text:style-name="T3">Is there a reply button underneath all comments?</text:span></text:p>
        </text:list-item>
        <text:list-item>
          <text:p text:style-name="P18"><text:span text:style-name="T3">Are the commetns displayed correctly? Is the font readable?</text:span></text:p>
        </text:list-item>
        <text:list-item>
          <text:p text:style-name="P7">If comment includes picture, is the picture displayed in the comment?</text:p>
        </text:list-item>
        <text:list-item>
          <text:p text:style-name="P7">Is the GPS on?</text:p>
        </text:list-item>
        <text:list-item>
          <text:p text:style-name="P7">Are all available comments displayed?</text:p>
        </text:list-item>
        <text:list-item>
          <text:p text:style-name="P7">Is there a clear space/newline between two coments?</text:p>
        </text:list-item>
      </text:list>
      <text:p text:style-name="P2"/>
      <text:p text:style-name="P56"/>
      <text:p text:style-name="P56"/>
      <text:p text:style-name="P56"/>
      <text:p text:style-name="P56">5.) As a user, I want to browse comment replies.</text:p>
      <text:p text:style-name="Standard"><text:span text:style-name="T2">Use Case Name: </text:span><text:span text:style-name="T1">ShowCommentReplies</text:span></text:p>
      <text:p text:style-name="Standard"><text:span text:style-name="T2">Participation actors: </text:span><text:span text:style-name="T1"><text:s/>User</text:span></text:p>
      <text:p text:style-name="Standard"><text:span text:style-name="T2">Goal: </text:span><text:span text:style-name="T1">List of all reply comments to a top level comment </text:span></text:p>
      <text:p text:style-name="Standard"><text:span text:style-name="T2">Trigger: </text:span><text:span text:style-name="T1">Reader clicks on a top level comment.</text:span></text:p>
      <text:p text:style-name="Standard"><text:span text:style-name="T2">Precondition: </text:span><text:span text:style-name="T1">The top level comment should exist.</text:span></text:p>
      <text:p text:style-name="P1"><text:span text:style-name="T2">PostCondition: </text:span><text:span text:style-name="T1">List of replies to one top-level comment.</text:span></text:p>
      <text:p text:style-name="P2">Basic Flow:</text:p>
      <text:p text:style-name="P14"><text:span text:style-name="T3"/></text:p>
      <text:list xml:id="list1412465950" text:style-name="L9">
        <text:list-item>
          <text:p text:style-name="P19"><text:span text:style-name="T3">User presses on a top level comment.</text:span></text:p>
        </text:list-item>
        <text:list-item>
          <text:p text:style-name="P19"><text:span text:style-name="T3">System display a screen with all the replies in one top level comments.</text:span></text:p>
        </text:list-item>
        <text:list-item>
          <text:p text:style-name="P19"><text:soft-page-break/><text:span text:style-name="T3">User browses top level comment replies.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436542995" text:style-name="L10">
        <text:list-item>
          <text:p text:style-name="P20"><text:span text:style-name="T3">Are the replies shown?</text:span></text:p>
        </text:list-item>
        <text:list-item>
          <text:p text:style-name="P20"><text:span text:style-name="T3">Is there an order to the way the replies are displayed?</text:span></text:p>
        </text:list-item>
        <text:list-item>
          <text:p text:style-name="P20"><text:span text:style-name="T3">Can the replies be read? Is the font readable?</text:span></text:p>
        </text:list-item>
        <text:list-item>
          <text:p text:style-name="P8">Are those replies from the top level comment that the user choose?</text:p>
        </text:list-item>
        <text:list-item>
          <text:p text:style-name="P8">Is it easy to distinguish between different comments (using spacings/newlines)?</text:p>
        </text:list-item>
        <text:list-item>
          <text:p text:style-name="P8">Are the comment replies and replies to replies properly indented?</text:p>
        </text:list-item>
      </text:list>
      <text:p text:style-name="P2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6.) </text:span><text:span text:style-name="T2">As a user, I want to reply to comments.</text:span></text:p>
      <text:p text:style-name="Standard"><text:span text:style-name="T2">Use Case Name: </text:span><text:span text:style-name="T1">ReplyComment</text:span></text:p>
      <text:p text:style-name="Standard"><text:span text:style-name="T2">Participation actors: </text:span><text:span text:style-name="T1"><text:s/></text:span><text:span text:style-name="T1">User</text:span></text:p>
      <text:p text:style-name="Standard"><text:span text:style-name="T2">Goal: </text:span><text:span text:style-name="T1">Let the user post a reply to a comment</text:span></text:p>
      <text:p text:style-name="Standard"><text:span text:style-name="T2">Trigger: </text:span><text:span text:style-name="T1">User presses a button to reply</text:span></text:p>
      <text:p text:style-name="Standard"><text:span text:style-name="T2">Precondition: </text:span><text:span text:style-name="T1">A comment exists for it to have a reply</text:span></text:p>
      <text:p text:style-name="P1"><text:span text:style-name="T2">PostCondition: </text:span><text:span text:style-name="T1">The reply is posted under the top level comment with an indent.</text:span></text:p>
      <text:p text:style-name="P2">Basic Flow:</text:p>
      <text:p text:style-name="P14"><text:span text:style-name="T3"/></text:p>
      <text:list xml:id="list1273192167" text:style-name="L12">
        <text:list-item>
          <text:p text:style-name="P22"><text:span text:style-name="T3">User presses the reply button.</text:span></text:p>
        </text:list-item>
        <text:list-item>
          <text:p text:style-name="P22"><text:span text:style-name="T3">User types the text they want to reply with.</text:span></text:p>
        </text:list-item>
        <text:list-item>
          <text:p text:style-name="P22"><text:span text:style-name="T3">User is able to see their replies.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1428399383" text:style-name="L11">
        <text:list-item>
          <text:p text:style-name="P21"><text:span text:style-name="T3">Are the replies shown?</text:span></text:p>
        </text:list-item>
        <text:list-item>
          <text:p text:style-name="P9">Are those replies from the top level comment that the user choose?</text:p>
        </text:list-item>
        <text:list-item>
          <text:p text:style-name="P21"><text:span text:style-name="T3">Is the reply what the user typed?</text:span></text:p>
        </text:list-item>
      </text:list>
      <text:p text:style-name="P2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7.) As a user, I want to attach a picture to my comment.</text:span></text:p>
      <text:p text:style-name="Standard"><text:span text:style-name="T2">Use Case Name: </text:span><text:span text:style-name="T1">attachPicture</text:span></text:p>
      <text:p text:style-name="Standard"><text:soft-page-break/><text:span text:style-name="T2">Participation actors: </text:span><text:span text:style-name="T1"><text:s/></text:span><text:span text:style-name="T1">User</text:span></text:p>
      <text:p text:style-name="Standard"><text:span text:style-name="T2">Goal: </text:span><text:span text:style-name="T1">Let the user post a picture to a comment</text:span></text:p>
      <text:p text:style-name="Standard"><text:span text:style-name="T2">Trigger: </text:span><text:span text:style-name="T1">User presses a button to add the picture</text:span></text:p>
      <text:p text:style-name="Standard"><text:span text:style-name="T2">Precondition: </text:span><text:span text:style-name="T1">A picture exists or access to a camera.</text:span></text:p>
      <text:p text:style-name="P1"><text:span text:style-name="T2">PostCondition: </text:span><text:span text:style-name="T1">The picture is posted with or as a comment.</text:span></text:p>
      <text:p text:style-name="P2">Basic Flow:</text:p>
      <text:p text:style-name="P14"><text:span text:style-name="T3"/></text:p>
      <text:list xml:id="list853781089" text:style-name="L14">
        <text:list-item>
          <text:p text:style-name="P24"><text:span text:style-name="T3">User presses the picture button.</text:span></text:p>
        </text:list-item>
        <text:list-item>
          <text:p text:style-name="P24"><text:span text:style-name="T3">User takes a picture with their camera or chooses from the gallery.</text:span></text:p>
        </text:list-item>
        <text:list-item>
          <text:p text:style-name="P24"><text:span text:style-name="T3">User is able to post their pictures as comments.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730977533" text:style-name="L13">
        <text:list-item>
          <text:p text:style-name="P23"><text:span text:style-name="T3">Are the pictures being posted?</text:span></text:p>
        </text:list-item>
        <text:list-item>
          <text:p text:style-name="P23"><text:span text:style-name="T3">Are they the pictures that the user took/chosen?</text:span></text:p>
        </text:list-item>
      </text:list>
      <text:p text:style-name="P2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8.) </text:span><text:span text:style-name="T2">As a user, I want to </text:span><text:span text:style-name="T2">sort comments by pictures</text:span><text:span text:style-name="T2">.</text:span></text:p>
      <text:p text:style-name="Standard"><text:span text:style-name="T2">Use Case Name: </text:span><text:span text:style-name="T1">sortByPic</text:span></text:p>
      <text:p text:style-name="Standard"><text:span text:style-name="T2">Participation actors: </text:span><text:span text:style-name="T1"><text:s/></text:span><text:span text:style-name="T1">User</text:span></text:p>
      <text:p text:style-name="Standard"><text:span text:style-name="T2">Goal: </text:span><text:span text:style-name="T1">Let the user sort comments by picture</text:span></text:p>
      <text:p text:style-name="Standard"><text:span text:style-name="T2">Trigger: </text:span><text:span text:style-name="T1">User presses a button to sort the comments by picture</text:span></text:p>
      <text:p text:style-name="Standard"><text:span text:style-name="T2">Precondition: </text:span><text:span text:style-name="T1">A comment has pictures to be sorted by</text:span></text:p>
      <text:p text:style-name="P1"><text:span text:style-name="T2">PostCondition: </text:span><text:span text:style-name="T1">The comments are sorted by pictures.</text:span></text:p>
      <text:p text:style-name="P2">Basic Flow:</text:p>
      <text:p text:style-name="P14"><text:span text:style-name="T3"/></text:p>
      <text:list xml:id="list234290499" text:style-name="L16">
        <text:list-item>
          <text:p text:style-name="P26"><text:span text:style-name="T3">User presses the sort by picture button.</text:span></text:p>
        </text:list-item>
        <text:list-item>
          <text:p text:style-name="P26"><text:span text:style-name="T3">User chooses how to sort by pictures.</text:span></text:p>
        </text:list-item>
        <text:list-item>
          <text:p text:style-name="P26"><text:span text:style-name="T3">The comments sorted by pictures.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510290204" text:style-name="L15">
        <text:list-item>
          <text:p text:style-name="P25"><text:span text:style-name="T3">Are the comments sorted by pictures sorted?</text:span></text:p>
        </text:list-item>
        <text:list-item>
          <text:p text:style-name="P25"><text:span text:style-name="T3">Are those comments sorted correctly by how the pictures are sorted?</text:span></text:p>
        </text:list-item>
      </text:list>
      <text:p text:style-name="P2"/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>9.) As a user, I want to sort comments by date or some scoring system (data + proximity)</text:span></text:p>
      <text:p text:style-name="Standard"><text:span text:style-name="T2">Use Case Name: </text:span><text:span text:style-name="T1">sortByDate</text:span></text:p>
      <text:p text:style-name="Standard"><text:span text:style-name="T2">Participation actors: </text:span><text:span text:style-name="T1"><text:s/></text:span><text:span text:style-name="T1">User</text:span></text:p>
      <text:p text:style-name="Standard"><text:span text:style-name="T2">Goal: </text:span><text:span text:style-name="T1">Let the user sort comments by date or some scoring system</text:span></text:p>
      <text:p text:style-name="Standard"><text:span text:style-name="T2">Trigger: </text:span><text:span text:style-name="T1">User presses a button to </text:span><text:span text:style-name="T1">sort comments by date</text:span></text:p>
      <text:p text:style-name="Standard"><text:span text:style-name="T2">Precondition: </text:span><text:span text:style-name="T1">A comment exists for it to </text:span><text:span text:style-name="T1">be sorted</text:span></text:p>
      <text:p text:style-name="P1"><text:span text:style-name="T2">PostCondition: </text:span><text:span text:style-name="T1">The </text:span><text:span text:style-name="T1">comments are sorted by date or scoring system</text:span><text:span text:style-name="T1">.</text:span></text:p>
      <text:p text:style-name="P2">Basic Flow:</text:p>
      <text:p text:style-name="P14"><text:span text:style-name="T3"/></text:p>
      <text:list xml:id="list1760210523" text:style-name="L17">
        <text:list-item>
          <text:p text:style-name="P27"><text:span text:style-name="T3">User presses the sortByDate button.</text:span></text:p>
        </text:list-item>
        <text:list-item>
          <text:p text:style-name="P27"><text:span text:style-name="T3">The comments are sorted by date or scoring system.</text:span></text:p>
        </text:list-item>
        <text:list-item>
          <text:p text:style-name="P27"><text:span text:style-name="T3">User is able to see their comments sorted.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833062577" text:style-name="L18">
        <text:list-item>
          <text:p text:style-name="P28"><text:span text:style-name="T3">Are the comments shown?</text:span></text:p>
        </text:list-item>
        <text:list-item>
          <text:p text:style-name="P28"><text:span text:style-name="T3">Are those comments sorted correctly?</text:span></text:p>
        </text:list-item>
      </text:list>
      <text:p text:style-name="P2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10</text:span><text:span text:style-name="T2">.) </text:span><text:span text:style-name="T2">As a user, </text:span><text:span text:style-name="T2">I want comments that I read or comments that I've indicated I want to read, to be locally cached so I can read them when I'm not on the internet</text:span><text:span text:style-name="T2">.</text:span></text:p>
      <text:p text:style-name="Standard"><text:span text:style-name="T2">Use Case Name: </text:span><text:span text:style-name="T1">localCashe</text:span></text:p>
      <text:p text:style-name="Standard"><text:span text:style-name="T2">Participation actors: </text:span><text:span text:style-name="T1"><text:s/></text:span><text:span text:style-name="T1">User</text:span></text:p>
      <text:p text:style-name="Standard"><text:span text:style-name="T2">Goal: </text:span><text:span text:style-name="T1">Let the user </text:span><text:span text:style-name="T1">indicate comments they want to read so that they can read them later without internet access</text:span></text:p>
      <text:p text:style-name="Standard"><text:span text:style-name="T2">Trigger: </text:span><text:span text:style-name="T1">User presses a button to </text:span><text:span text:style-name="T1">indicate the comments they want to read</text:span></text:p>
      <text:p text:style-name="Standard"><text:span text:style-name="T2">Precondition: </text:span><text:span text:style-name="T1">The user wants to read a comment later</text:span></text:p>
      <text:p text:style-name="P1"><text:span text:style-name="T2">PostCondition: </text:span><text:span text:style-name="T1">The </text:span><text:span text:style-name="T1">comment is stored in a file to be read later</text:span><text:span text:style-name="T1">.</text:span></text:p>
      <text:p text:style-name="P2">Basic Flow:</text:p>
      <text:p text:style-name="P14"><text:span text:style-name="T3"/></text:p>
      <text:list xml:id="list1003199126" text:style-name="L19">
        <text:list-item>
          <text:p text:style-name="P29"><text:span text:style-name="T3">User presses the favourite button.</text:span></text:p>
        </text:list-item>
        <text:list-item>
          <text:p text:style-name="P29"><text:span text:style-name="T3">The comment is saved to a file to read later.</text:span></text:p>
        </text:list-item>
        <text:list-item>
          <text:p text:style-name="P29"><text:span text:style-name="T3">User is able to read the comment.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<text:soft-page-break/>Tests</text:p>
      <text:p text:style-name="P2"/>
      <text:list xml:id="list1603727661" text:style-name="L20">
        <text:list-item>
          <text:p text:style-name="P30"><text:span text:style-name="T3">File I/O working?</text:span></text:p>
        </text:list-item>
        <text:list-item>
          <text:p text:style-name="P30"><text:span text:style-name="T3">Comments are successfully stored?</text:span></text:p>
        </text:list-item>
        <text:list-item>
          <text:p text:style-name="P30"><text:span text:style-name="T3">User is able to access the comments later?</text:span></text:p>
        </text:list-item>
      </text:list>
      <text:p text:style-name="P2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11</text:span><text:span text:style-name="T2">.) </text:span><text:span text:style-name="T2">As a user, I want to </text:span><text:span text:style-name="T2">explicitly save some comments as favourites</text:span><text:span text:style-name="T2">.</text:span></text:p>
      <text:p text:style-name="Standard"><text:span text:style-name="T2">Use Case Name: </text:span><text:span text:style-name="T1">favComment</text:span></text:p>
      <text:p text:style-name="Standard"><text:span text:style-name="T2">Participation actors: </text:span><text:span text:style-name="T1"><text:s/></text:span><text:span text:style-name="T1">User</text:span></text:p>
      <text:p text:style-name="Standard"><text:span text:style-name="T2">Goal: </text:span><text:span text:style-name="T1">Let the user </text:span><text:span text:style-name="T1">favourite a comment</text:span></text:p>
      <text:p text:style-name="Standard"><text:span text:style-name="T2">Trigger: </text:span><text:span text:style-name="T1">User presses a button to </text:span><text:span text:style-name="T1">favourite</text:span></text:p>
      <text:p text:style-name="Standard"><text:span text:style-name="T2">Precondition: </text:span><text:span text:style-name="T1">The user wants to favourite a comment</text:span></text:p>
      <text:p text:style-name="P1"><text:span text:style-name="T2">PostCondition: </text:span><text:span text:style-name="T1">The </text:span><text:span text:style-name="T1">comment is indicated as favourited</text:span><text:span text:style-name="T1">.</text:span></text:p>
      <text:p text:style-name="P2">Basic Flow:</text:p>
      <text:p text:style-name="P14"><text:span text:style-name="T3"/></text:p>
      <text:list xml:id="list909578156" text:style-name="L21">
        <text:list-item>
          <text:p text:style-name="P31"><text:span text:style-name="T3">User presses the &lt;3 button.</text:span></text:p>
        </text:list-item>
        <text:list-item>
          <text:p text:style-name="P31"><text:span text:style-name="T3">The comment is favourited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595556436" text:style-name="L22">
        <text:list-item>
          <text:p text:style-name="P53"><text:span text:style-name="T1">Is the commented indicated as favoured?</text:span></text:p>
        </text:list-item>
      </text:list>
      <text:p text:style-name="P3"/>
      <text:p text:style-name="P60"><text:span text:style-name="T3"/></text:p>
      <text:p text:style-name="P60"><text:span text:style-name="T3"/></text:p>
      <text:p text:style-name="P60"><text:span text:style-name="T3"/></text:p>
      <text:p text:style-name="P59"><text:span text:style-name="T3">12.) As a user, my favourites and their replies should always be available to me regardless of network connectivity.</text:span></text:p>
      <text:p text:style-name="Standard"><text:span text:style-name="T2">Use Case Name: </text:span><text:span text:style-name="T1">accessFavourite</text:span></text:p>
      <text:p text:style-name="Standard"><text:span text:style-name="T2">Participation actors: </text:span><text:span text:style-name="T1"><text:s/></text:span><text:span text:style-name="T1">User</text:span></text:p>
      <text:p text:style-name="Standard"><text:span text:style-name="T2">Goal: </text:span><text:span text:style-name="T1">Let the user </text:span><text:span text:style-name="T1">access the favourites and replies regardless of connectivity</text:span></text:p>
      <text:p text:style-name="Standard"><text:span text:style-name="T2">Trigger: </text:span><text:span text:style-name="T1">User presses a button to </text:span><text:span text:style-name="T1">access favourites</text:span></text:p>
      <text:p text:style-name="Standard"><text:span text:style-name="T2">Precondition: </text:span><text:span text:style-name="T1">The users have favourites to access</text:span></text:p>
      <text:p text:style-name="P1"><text:span text:style-name="T2">PostCondition: </text:span><text:span text:style-name="T2">User is able to access their favourite comments</text:span><text:span text:style-name="T1">.</text:span></text:p>
      <text:p text:style-name="P2">Basic Flow:</text:p>
      <text:p text:style-name="P14"><text:span text:style-name="T3"/></text:p>
      <text:list xml:id="list1929526330" text:style-name="L24">
        <text:list-item>
          <text:p text:style-name="P33"><text:span text:style-name="T3">User presses the favourites button.</text:span></text:p>
        </text:list-item>
        <text:list-item>
          <text:p text:style-name="P33"><text:span text:style-name="T3">User is able to see their favourite comments and replies</text:span></text:p>
        </text:list-item>
      </text:list>
      <text:p text:style-name="P56"/>
      <text:p text:style-name="P2">Exceptions</text:p>
      <text:p text:style-name="P2"><text:soft-page-break/></text:p>
      <text:p text:style-name="P2"/>
      <text:p text:style-name="P56"/>
      <text:p text:style-name="P2">Tests</text:p>
      <text:p text:style-name="P2"/>
      <text:list xml:id="list1958532441" text:style-name="L23">
        <text:list-item>
          <text:p text:style-name="P32"><text:span text:style-name="T3">Are the favourites properly saved?</text:span></text:p>
        </text:list-item>
        <text:list-item>
          <text:p text:style-name="P32"><text:span text:style-name="T3">Is the user able to access all favourites?</text:span></text:p>
        </text:list-item>
      </text:list>
      <text:p text:style-name="P2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13.) As a comment author, I want to edit my comment.</text:span></text:p>
      <text:p text:style-name="Standard"><text:span text:style-name="T2">Use Case Name: </text:span><text:span text:style-name="T1">editComment</text:span></text:p>
      <text:p text:style-name="Standard"><text:span text:style-name="T2">Participation actors: </text:span><text:span text:style-name="T1"><text:s/></text:span><text:span text:style-name="T1">Author</text:span></text:p>
      <text:p text:style-name="Standard"><text:span text:style-name="T2">Goal: </text:span><text:span text:style-name="T1">Let the </text:span><text:span text:style-name="T1">author</text:span><text:span text:style-name="T1"> </text:span><text:span text:style-name="T1">edit their comment</text:span></text:p>
      <text:p text:style-name="Standard"><text:span text:style-name="T2">Trigger: </text:span><text:span text:style-name="T1">User presses a</text:span><text:span text:style-name="T1">n edit button</text:span></text:p>
      <text:p text:style-name="Standard"><text:span text:style-name="T2">Precondition: </text:span><text:span text:style-name="T1">The </text:span><text:span text:style-name="T1">author</text:span><text:span text:style-name="T1"> wants to edit their comment</text:span></text:p>
      <text:p text:style-name="P1"><text:span text:style-name="T2">PostCondition: </text:span><text:span text:style-name="T1">The </text:span><text:span text:style-name="T1">author</text:span><text:span text:style-name="T1"> comment is edited to what they want</text:span><text:span text:style-name="T1">.</text:span></text:p>
      <text:p text:style-name="P2">Basic Flow:</text:p>
      <text:p text:style-name="P14"><text:span text:style-name="T3"/></text:p>
      <text:list xml:id="list1535422706" text:style-name="L26">
        <text:list-item>
          <text:p text:style-name="P35"><text:span text:style-name="T3">Author presses the edit button.</text:span></text:p>
        </text:list-item>
        <text:list-item>
          <text:p text:style-name="P35"><text:span text:style-name="T3">Author types the new text.</text:span></text:p>
        </text:list-item>
        <text:list-item>
          <text:p text:style-name="P35"><text:span text:style-name="T3">The comment is edited.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867856429" text:style-name="L25">
        <text:list-item>
          <text:p text:style-name="P34"><text:span text:style-name="T3">Can the author see their comments?</text:span></text:p>
        </text:list-item>
        <text:list-item>
          <text:p text:style-name="P34"><text:span text:style-name="T3">Can the author select the edit option?</text:span></text:p>
        </text:list-item>
        <text:list-item>
          <text:p text:style-name="P34"><text:span text:style-name="T3">Is the comment edited?</text:span></text:p>
        </text:list-item>
        <text:list-item>
          <text:p text:style-name="P34"><text:span text:style-name="T3">Only the author can edit the comment?</text:span></text:p>
        </text:list-item>
      </text:list>
      <text:p text:style-name="P2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14</text:span><text:span text:style-name="T2">.) </text:span><text:span text:style-name="T2">As a</text:span><text:span text:style-name="T2">n author</text:span><text:span text:style-name="T2">, </text:span><text:span text:style-name="T2">if I have internet, I want my comments pushed and shared with all other users of the app immediately</text:span><text:span text:style-name="T2">.</text:span></text:p>
      <text:p text:style-name="Standard"><text:span text:style-name="T2">Use Case Name: </text:span><text:span text:style-name="T1">immediateShare</text:span></text:p>
      <text:p text:style-name="Standard"><text:span text:style-name="T2">Participation actors: </text:span><text:span text:style-name="T1"><text:s/></text:span><text:span text:style-name="T1">Author</text:span></text:p>
      <text:p text:style-name="Standard"><text:span text:style-name="T2">Goal: </text:span><text:span text:style-name="T1">Have the author's comments pushed and shared when they have an internet connection</text:span></text:p>
      <text:p text:style-name="Standard"><text:span text:style-name="T2">Trigger: </text:span><text:span text:style-name="T2">Author</text:span><text:span text:style-name="T1"> presses a button to </text:span><text:span text:style-name="T1">push their comment and share it</text:span></text:p>
      <text:p text:style-name="Standard"><text:span text:style-name="T2">Precondition: </text:span><text:span text:style-name="T1">An internet connection exists for an author to share/push their comments</text:span></text:p>
      <text:p text:style-name="P1"><text:span text:style-name="T2">PostCondition: </text:span><text:span text:style-name="T1">The </text:span><text:span text:style-name="T1">comment is pushed to the app immediately</text:span><text:span text:style-name="T1">.</text:span></text:p>
      <text:p text:style-name="P2"><text:soft-page-break/>Basic Flow:</text:p>
      <text:p text:style-name="P14"><text:span text:style-name="T3"/></text:p>
      <text:list xml:id="list96233085" text:style-name="L28">
        <text:list-item>
          <text:p text:style-name="P37"><text:span text:style-name="T3">Author presses the post button.</text:span></text:p>
        </text:list-item>
        <text:list-item>
          <text:p text:style-name="P37"><text:span text:style-name="T3">Author types the text they want to post.</text:span></text:p>
        </text:list-item>
        <text:list-item>
          <text:p text:style-name="P37"><text:span text:style-name="T3">Comment is posted with an internet connection.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2064108816" text:style-name="L27">
        <text:list-item>
          <text:p text:style-name="P36"><text:span text:style-name="T3">App connects to internet?</text:span></text:p>
        </text:list-item>
        <text:list-item>
          <text:p text:style-name="P36"><text:span text:style-name="T3">Internet connection exists?</text:span></text:p>
        </text:list-item>
        <text:list-item>
          <text:p text:style-name="P36"><text:span text:style-name="T3">The author's comment is posted?</text:span></text:p>
        </text:list-item>
      </text:list>
      <text:p text:style-name="P2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15</text:span><text:span text:style-name="T2">.) </text:span><text:span text:style-name="T2">As a user, I want t</text:span><text:span text:style-name="T2">o see the latest greatest comments immediately</text:span><text:span text:style-name="T2">.</text:span></text:p>
      <text:p text:style-name="Standard"><text:span text:style-name="T2">Use Case Name: </text:span><text:span text:style-name="T1">latestGreatest</text:span></text:p>
      <text:p text:style-name="Standard"><text:span text:style-name="T2">Participation actors: </text:span><text:span text:style-name="T1"><text:s/></text:span><text:span text:style-name="T1">User</text:span></text:p>
      <text:p text:style-name="Standard"><text:span text:style-name="T2">Goal: </text:span><text:span text:style-name="T1">Let the user </text:span><text:span text:style-name="T1">see the most recent best comments</text:span></text:p>
      <text:p text:style-name="Standard"><text:span text:style-name="T2">Trigger: </text:span><text:span text:style-name="T1">User presses a button to </text:span><text:span text:style-name="T1">see latest greatest comments</text:span></text:p>
      <text:p text:style-name="Standard"><text:span text:style-name="T2">Precondition: </text:span><text:span text:style-name="T1">User wants to see the latest greatest comments</text:span></text:p>
      <text:p text:style-name="P1"><text:span text:style-name="T2">PostCondition: </text:span><text:span text:style-name="T1">The </text:span><text:span text:style-name="T1">user is shown the latest greatest comments</text:span><text:span text:style-name="T1">.</text:span></text:p>
      <text:p text:style-name="P2">Basic Flow:</text:p>
      <text:p text:style-name="P14"><text:span text:style-name="T3"/></text:p>
      <text:list xml:id="list1910509256" text:style-name="L30">
        <text:list-item>
          <text:p text:style-name="P39"><text:span text:style-name="T3">User presses the latest greatest button.</text:span></text:p>
        </text:list-item>
        <text:list-item>
          <text:p text:style-name="P39"><text:span text:style-name="T3">App retrieves the latest greatest comments.</text:span></text:p>
        </text:list-item>
        <text:list-item>
          <text:p text:style-name="P39"><text:span text:style-name="T3">User is able to see latest greatest comments.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1792951701" text:style-name="L29">
        <text:list-item>
          <text:p text:style-name="P38"><text:span text:style-name="T3">Are the latest greatest comments retrieved?</text:span></text:p>
        </text:list-item>
        <text:list-item>
          <text:p text:style-name="P38"><text:span text:style-name="T3">The user can see the comments?</text:span></text:p>
        </text:list-item>
        <text:list-item>
          <text:p text:style-name="P38"><text:span text:style-name="T3">Only comments within a certain time period are chosen?</text:span></text:p>
        </text:list-item>
      </text:list>
      <text:p text:style-name="P2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16.) As a user, by default, I should see the most fresh comments.</text:span></text:p>
      <text:p text:style-name="Standard"><text:span text:style-name="T2">Use Case Name: </text:span><text:span text:style-name="T1">freshComments</text:span></text:p>
      <text:p text:style-name="Standard"><text:span text:style-name="T2">Participation actors: </text:span><text:span text:style-name="T1"><text:s/></text:span><text:span text:style-name="T1">User</text:span></text:p>
      <text:p text:style-name="Standard"><text:span text:style-name="T2">Goal: </text:span><text:span text:style-name="T1">Let the user </text:span><text:span text:style-name="T1">see the most fresh comments</text:span></text:p>
      <text:p text:style-name="Standard"><text:span text:style-name="T2">Trigger: </text:span><text:span text:style-name="T1">User presses a butto</text:span><text:span text:style-name="T1">n to sort comments by date</text:span></text:p>
      <text:p text:style-name="Standard"><text:span text:style-name="T2">Precondition: </text:span><text:span text:style-name="T2">A user wants to see the most fresh comments</text:span></text:p>
      <text:p text:style-name="P1"><text:span text:style-name="T2">PostCondition: </text:span><text:span text:style-name="T1">The </text:span><text:span text:style-name="T1">most fresh comments are shown to the user</text:span><text:span text:style-name="T1">.</text:span></text:p>
      <text:p text:style-name="P2">Basic Flow:</text:p>
      <text:p text:style-name="P14"><text:span text:style-name="T3"/></text:p>
      <text:list xml:id="list736463712" text:style-name="L31">
        <text:list-item>
          <text:p text:style-name="P40"><text:span text:style-name="T3">User presses the most fresh button.</text:span></text:p>
        </text:list-item>
        <text:list-item>
          <text:p text:style-name="P40"><text:span text:style-name="T3">The app sorts comments by date.</text:span></text:p>
        </text:list-item>
        <text:list-item>
          <text:p text:style-name="P40"><text:span text:style-name="T3">User is able to see the most fresh comments.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841811028" text:style-name="L32">
        <text:list-item>
          <text:p text:style-name="P41"><text:span text:style-name="T3">Are the comments sorted correctly?</text:span></text:p>
        </text:list-item>
        <text:list-item>
          <text:p text:style-name="P41"><text:span text:style-name="T3">Can the user see the most fresh comment?</text:span></text:p>
        </text:list-item>
      </text:list>
      <text:p text:style-name="Standard"/>
      <text:p text:style-name="P1"><text:span text:style-name="T2">17.</text:span><text:span text:style-name="T2">) </text:span><text:span text:style-name="T2">As a </text:span><text:span text:style-name="T2">comment author, my geo-location should be the default location of the comment I am authoring</text:span></text:p>
      <text:p text:style-name="Standard"><text:span text:style-name="T2">Use Case Name: </text:span><text:span text:style-name="T2">default</text:span><text:span text:style-name="T1">Location</text:span></text:p>
      <text:p text:style-name="Standard"><text:span text:style-name="T2">Participation actors: </text:span><text:span text:style-name="T1"><text:s/></text:span><text:span text:style-name="T1">Comment Author</text:span></text:p>
      <text:p text:style-name="Standard"><text:span text:style-name="T2">Goal: </text:span><text:span text:style-name="T1">location is automatically my current location</text:span></text:p>
      <text:p text:style-name="Standard"><text:span text:style-name="T2">Trigger: </text:span><text:span text:style-name="T1">N/A (as it is automatically done)</text:span></text:p>
      <text:p text:style-name="Standard"><text:span text:style-name="T2">Precondition: </text:span><text:span text:style-name="T1">a comment author makes a comment</text:span></text:p>
      <text:p text:style-name="P1"><text:span text:style-name="T2">PostCondition: </text:span><text:span text:style-name="T1">The reply is posted </text:span><text:span text:style-name="T1">with the location being the current location of the author</text:span></text:p>
      <text:p text:style-name="P2">Basic Flow:</text:p>
      <text:p text:style-name="P14"><text:span text:style-name="T3"/></text:p>
      <text:list xml:id="list2022500821" text:style-name="L33">
        <text:list-item>
          <text:p text:style-name="P42"><text:span text:style-name="T3">Comment author makes a comment</text:span></text:p>
        </text:list-item>
        <text:list-item>
          <text:p text:style-name="P42"><text:span text:style-name="T3">Comment author pushes “post”</text:span></text:p>
        </text:list-item>
        <text:list-item>
          <text:p text:style-name="P42"><text:span text:style-name="T3">Comment is automatically published with the location being the current location of the author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239161894" text:style-name="L34">
        <text:list-item>
          <text:p text:style-name="P43"><text:span text:style-name="T3">Is the location the current location of the author?</text:span></text:p>
        </text:list-item>
        <text:list-item>
          <text:p text:style-name="P43"><text:span text:style-name="T3">Is the author not forced to choose location before being able to post?</text:span></text:p>
        </text:list-item>
      </text:list>
      <text:p text:style-name="P2"/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>18</text:span><text:span text:style-name="T2">.) </text:span><text:span text:style-name="T2">As a comment author, I want to change the geo-location of my comment </text:span></text:p>
      <text:p text:style-name="Standard"><text:span text:style-name="T2">Use Case Name: </text:span><text:span text:style-name="T2">changeLocation</text:span></text:p>
      <text:p text:style-name="Standard"><text:span text:style-name="T2">Participation actors: </text:span><text:span text:style-name="T1"><text:s/></text:span><text:span text:style-name="T1">comment author</text:span></text:p>
      <text:p text:style-name="Standard"><text:span text:style-name="T2">Goal: </text:span><text:span text:style-name="T1">Let the </text:span><text:span text:style-name="T1">comment author change the location of his comment</text:span></text:p>
      <text:p text:style-name="Standard"><text:span text:style-name="T2">Trigger: </text:span><text:span text:style-name="T1">Comment author wants to change location of comment, pushes button “Location”</text:span></text:p>
      <text:p text:style-name="Standard"><text:span text:style-name="T2">Precondition: </text:span><text:span text:style-name="T1">A </text:span><text:span text:style-name="T1">comment author has a comment he wants to publish under a different location </text:span><text:span text:style-name="T1">than his location</text:span><text:span text:style-name="T1"> </text:span></text:p>
      <text:p text:style-name="P1"><text:span text:style-name="T2">PostCondition: </text:span><text:span text:style-name="T1">The reply is </text:span><text:span text:style-name="T1">posted under a different location than the one the author is in</text:span></text:p>
      <text:p text:style-name="P2">Basic Flow:</text:p>
      <text:p text:style-name="P14"><text:span text:style-name="T3"/></text:p>
      <text:list xml:id="list1308594683" text:style-name="L35">
        <text:list-item>
          <text:p text:style-name="P44"><text:span text:style-name="T3">Comment author finishes comment and wants to change default location</text:span></text:p>
        </text:list-item>
        <text:list-item>
          <text:p text:style-name="P44"><text:span text:style-name="T3">Comment author presses button called “location”</text:span></text:p>
        </text:list-item>
        <text:list-item>
          <text:p text:style-name="P44"><text:span text:style-name="T3">Comment author changes the location of his comment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1256176121" text:style-name="L36">
        <text:list-item>
          <text:p text:style-name="P54"><text:span text:style-name="T1">Is the location changed on the comment?</text:span></text:p>
        </text:list-item>
      </text:list>
      <text:p text:style-name="P2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19) As a user, <text:s/>if my phone connects to the internet while this app is open it should load all the latest and greatest and most relevant comments.</text:span></text:p>
      <text:p text:style-name="Standard"><text:span text:style-name="T2">Use Case Name: </text:span><text:span text:style-name="T1">ReplyComment</text:span></text:p>
      <text:p text:style-name="Standard"><text:span text:style-name="T2">Participation actors: </text:span><text:span text:style-name="T1"><text:s/></text:span><text:span text:style-name="T1">User</text:span></text:p>
      <text:p text:style-name="Standard"><text:span text:style-name="T2">Goal: </text:span><text:span text:style-name="T1">Let the user post a reply to a comment</text:span></text:p>
      <text:p text:style-name="Standard"><text:span text:style-name="T2">Trigger: </text:span><text:span text:style-name="T1">User presses a button to reply</text:span></text:p>
      <text:p text:style-name="Standard"><text:span text:style-name="T2">Precondition: </text:span><text:span text:style-name="T1">A comment exists for it to have a reply</text:span></text:p>
      <text:p text:style-name="P1"><text:span text:style-name="T2">PostCondition: </text:span><text:span text:style-name="T1">The reply is posted under the top level comment with an indent.</text:span></text:p>
      <text:p text:style-name="P2">Basic Flow:</text:p>
      <text:p text:style-name="P14"><text:span text:style-name="T3"/></text:p>
      <text:list xml:id="list1347942656" text:style-name="L38">
        <text:list-item>
          <text:p text:style-name="P46"><text:span text:style-name="T3">User presses the reply button.</text:span></text:p>
        </text:list-item>
        <text:list-item>
          <text:p text:style-name="P46"><text:span text:style-name="T3">User types the text they want to reply with.</text:span></text:p>
        </text:list-item>
        <text:list-item>
          <text:p text:style-name="P46"><text:span text:style-name="T3">User is able to see their replies.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1861622393" text:style-name="L37">
        <text:list-item>
          <text:p text:style-name="P45"><text:span text:style-name="T3">Are the replies shown?</text:span></text:p>
        </text:list-item>
        <text:list-item>
          <text:p text:style-name="P10"><text:soft-page-break/>Are those replies from the top level comment that the user choose?</text:p>
        </text:list-item>
        <text:list-item>
          <text:p text:style-name="P45"><text:span text:style-name="T3">Is the reply what the user typed?</text:span></text:p>
        </text:list-item>
      </text:list>
      <text:p text:style-name="Standard"><text:span text:style-name="T2"/></text:p>
      <text:p text:style-name="Standard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20) As a user, <text:s/>I set my user name.</text:span></text:p>
      <text:p text:style-name="Standard"><text:span text:style-name="T2">Use Case Name: </text:span><text:span text:style-name="T1">SetUsername</text:span></text:p>
      <text:p text:style-name="Standard"><text:span text:style-name="T2">Participation actors: </text:span><text:span text:style-name="T1"><text:s/>User</text:span></text:p>
      <text:p text:style-name="Standard"><text:span text:style-name="T2">Goal: </text:span><text:span text:style-name="T1">Let the user select and set their own, unique username</text:span></text:p>
      <text:p text:style-name="Standard"><text:span text:style-name="T2">Trigger: </text:span><text:span text:style-name="T1">User presses a button to choose username</text:span></text:p>
      <text:p text:style-name="Standard"><text:span text:style-name="T2">Precondition: </text:span><text:span text:style-name="T1">A user wants to make comments/replies, and must therefore have a username</text:span></text:p>
      <text:p text:style-name="P1"><text:span text:style-name="T2">PostCondition: </text:span><text:span text:style-name="T1">The user has their own unique username</text:span></text:p>
      <text:p text:style-name="P2">Basic Flow:</text:p>
      <text:p text:style-name="P14"><text:span text:style-name="T3"/></text:p>
      <text:list xml:id="list1612488332" text:style-name="L39">
        <text:list-item>
          <text:p text:style-name="P47"><text:span text:style-name="T3">User wants to set a username</text:span></text:p>
        </text:list-item>
        <text:list-item>
          <text:p text:style-name="P47"><text:span text:style-name="T3">User clicks on button to set username</text:span></text:p>
        </text:list-item>
        <text:list-item>
          <text:p text:style-name="P47"><text:span text:style-name="T3">User is prompted to choose username</text:span></text:p>
        </text:list-item>
        <text:list-item>
          <text:p text:style-name="P47"><text:span text:style-name="T3">User clicks button confirming chosen username</text:span></text:p>
        </text:list-item>
        <text:list-item>
          <text:p text:style-name="P47"><text:span text:style-name="T3">Taken back to main menu</text:span></text:p>
        </text:list-item>
      </text:list>
      <text:p text:style-name="P56"/>
      <text:p text:style-name="P2">Exceptions</text:p>
      <text:p text:style-name="P2"/>
      <text:p text:style-name="P3"><text:s text:c="5"/>4 Username selected is taken</text:p>
      <text:p text:style-name="P3"><text:s text:c="5"/>4.1 Print on screen a warning, informing the user that the username is taken</text:p>
      <text:p text:style-name="P3"><text:s text:c="5"/>4.2 Go back to 3</text:p>
      <text:p text:style-name="P56"/>
      <text:p text:style-name="P2">Tests</text:p>
      <text:p text:style-name="P2"/>
      <text:list xml:id="list570532856" text:style-name="L40">
        <text:list-item>
          <text:p text:style-name="P48"><text:span text:style-name="T3">Is the selected new username saved in a file containing all usernames?</text:span></text:p>
        </text:list-item>
        <text:list-item>
          <text:p text:style-name="P11">Is the username printed below all users comments and replies?</text:p>
        </text:list-item>
        <text:list-item>
          <text:p text:style-name="P55"><text:span text:style-name="T1">Is the username what the user chose?</text:span></text:p>
        </text:list-item>
        <text:list-item>
          <text:p text:style-name="P55"><text:span text:style-name="T1">If a username is already taken, is the user asked to pick a differnet username?</text:span></text:p>
        </text:list-item>
      </text:list>
      <text:p text:style-name="Standard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21) As a comment reader I see my commentor's username</text:span></text:p>
      <text:p text:style-name="Standard"><text:span text:style-name="T2">Use Case Name: </text:span><text:span text:style-name="T1">ViewUsername</text:span></text:p>
      <text:p text:style-name="Standard"><text:span text:style-name="T2">Participation actors: </text:span><text:span text:style-name="T1"><text:s/>User</text:span></text:p>
      <text:p text:style-name="Standard"><text:span text:style-name="T2">Goal: </text:span><text:span text:style-name="T1">See username of comment author</text:span></text:p>
      <text:p text:style-name="Standard"><text:span text:style-name="T2">Trigger: </text:span><text:span text:style-name="T1">User looking at top level comments, can see authors usernames</text:span></text:p>
      <text:p text:style-name="Standard"><text:span text:style-name="T2">Precondition: </text:span><text:span text:style-name="T1">A comment exists</text:span></text:p>
      <text:p text:style-name="P1"><text:span text:style-name="T2">PostCondition: </text:span><text:span text:style-name="T1">The comment has a username underneath it with the authors username</text:span></text:p>
      <text:p text:style-name="P2">Basic Flow:</text:p>
      <text:p text:style-name="P14"><text:soft-page-break/><text:span text:style-name="T3"/></text:p>
      <text:list xml:id="list1664996237" text:style-name="L42">
        <text:list-item>
          <text:p text:style-name="P50"><text:span text:style-name="T3">User looks at comment</text:span></text:p>
        </text:list-item>
        <text:list-item>
          <text:p text:style-name="P50"><text:span text:style-name="T3">User can see the username of author who posted it</text:span></text:p>
        </text:list-item>
      </text:list>
      <text:p text:style-name="P56"/>
      <text:p text:style-name="P2">Exceptions</text:p>
      <text:p text:style-name="P2"/>
      <text:p text:style-name="P2"/>
      <text:p text:style-name="P56"/>
      <text:p text:style-name="P2">Tests</text:p>
      <text:p text:style-name="P2"/>
      <text:list xml:id="list288654896" text:style-name="L41">
        <text:list-item>
          <text:p text:style-name="P49"><text:span text:style-name="T3">Is the username of author shown under each comment?</text:span></text:p>
        </text:list-item>
        <text:list-item>
          <text:p text:style-name="P49"><text:span text:style-name="T3">Is the username the chosen username by the author?</text:span></text:p>
        </text:list-item>
        <text:list-item>
          <text:p text:style-name="P49"><text:span text:style-name="T3">Is the correct username displayed under comment?</text:span></text:p>
        </text:list-item>
        <text:list-item>
          <text:p text:style-name="P49"><text:span text:style-name="T3">Is the username readable? Is the font readable?</text:span></text:p>
        </text:list-item>
        <text:list-item>
          <text:p text:style-name="P49"><text:span text:style-name="T3">Is there sufficient space between the comment and the usernam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4:05:37.171763000</meta:creation-date>
    <dc:date>2014-02-11T02:01:15</dc:date>
    <meta:editing-duration>PT59M45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3" meta:paragraph-count="363" meta:word-count="2621" meta:character-count="15128" meta:non-whitespace-character-count="12846"/>
  </office:meta>
</office:document-meta>
</file>